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cac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LK<text:tab/>SDD<text:tab/>CONN<text:tab/>SD3 <text:s text:c="2"/>CMD</text:p>
      <text:p text:style-name="Preformatted_20_Text">SD1<text:tab/>TDO<text:tab/><text:tab/>TCK<text:tab/>SD2</text:p>
      <text:p text:style-name="Preformatted_20_Text">IO2<text:tab/>VCC<text:tab/><text:tab/>3.3V<text:tab/>NC</text:p>
      <text:p text:style-name="Preformatted_20_Text">IO0<text:tab/>GND<text:tab/><text:tab/>IO5<text:tab/>TMS</text:p>
      <text:p text:style-name="Preformatted_20_Text">IO4<text:tab/>IO16<text:tab/><text:tab/>IO23<text:tab/>IO34</text:p>
      <text:p text:style-name="Preformatted_20_Text">TDI<text:tab/>IO17<text:tab/><text:tab/>IO19<text:tab/>IO33</text:p>
      <text:p text:style-name="Preformatted_20_Text">IO32<text:tab/>IO21<text:tab/><text:tab/>IO18<text:tab/>IO35</text:p>
      <text:p text:style-name="Preformatted_20_Text">IO25<text:tab/>IO22<text:tab/><text:tab/>IO26<text:tab/>SVN</text:p>
      <text:p text:style-name="Preformatted_20_Text">IO27<text:tab/>RXD<text:tab/><text:tab/>SVP<text:tab/>NC</text:p>
      <text:p text:style-name="Preformatted_20_Text">GND<text:tab/>TXD<text:tab/><text:tab/>RST<text:tab/>GND</text:p>
      <text:p text:style-name="Preformatted_20_Text"/>
      <text:p text:style-name="Preformatted_20_Text">CLK<text:tab/>SDD<text:tab/>CONN<text:tab/>SD3 <text:s text:c="2"/>CMD</text:p>
      <text:p text:style-name="Preformatted_20_Text">SD1<text:tab/>TDO<text:tab/><text:tab/>TCK<text:tab/>SD2</text:p>
      <text:p text:style-name="Preformatted_20_Text">IO2<text:tab/>VCC<text:tab/><text:tab/>3.3V<text:tab/>NC</text:p>
      <text:p text:style-name="Preformatted_20_Text">IO0<text:tab/>GND<text:tab/><text:tab/>IO5<text:tab/>TMS</text:p>
      <text:p text:style-name="Preformatted_20_Text">IO4<text:tab/>IO16<text:tab/><text:tab/>IO23<text:tab/>IO34</text:p>
      <text:p text:style-name="Preformatted_20_Text">TDI<text:tab/>IO17<text:tab/><text:tab/>IO19<text:tab/>IO33</text:p>
      <text:p text:style-name="Preformatted_20_Text">IO32<text:tab/>IO21<text:tab/><text:tab/>IO18<text:tab/>IO35</text:p>
      <text:p text:style-name="Preformatted_20_Text">IO25<text:tab/>IO22<text:tab/><text:tab/>IO26<text:tab/>SVN</text:p>
      <text:p text:style-name="Preformatted_20_Text">IO27<text:tab/>RXD<text:tab/><text:tab/>SVP<text:tab/>NC</text:p>
      <text:p text:style-name="Preformatted_20_Text">GND<text:tab/>TXD<text:tab/><text:tab/>RST<text:tab/>GND</text:p>
      <text:p text:style-name="Preformatted_20_Text"/>
      <text:p text:style-name="Preformatted_20_Text">CLK<text:tab/>SDD<text:tab/>CONN<text:tab/>SD3 <text:s text:c="2"/>CMD</text:p>
      <text:p text:style-name="Preformatted_20_Text">SD1<text:tab/>TDO<text:tab/><text:tab/>TCK<text:tab/>SD2</text:p>
      <text:p text:style-name="Preformatted_20_Text">IO2<text:tab/>VCC<text:tab/><text:tab/>3.3V<text:tab/>NC</text:p>
      <text:p text:style-name="Preformatted_20_Text">IO0<text:tab/>GND<text:tab/><text:tab/>IO5<text:tab/>TMS</text:p>
      <text:p text:style-name="Preformatted_20_Text">IO4<text:tab/>IO16<text:tab/><text:tab/>IO23<text:tab/>IO34</text:p>
      <text:p text:style-name="Preformatted_20_Text">TDI<text:tab/>IO17<text:tab/><text:tab/>IO19<text:tab/>IO33</text:p>
      <text:p text:style-name="Preformatted_20_Text">IO32<text:tab/>IO21<text:tab/><text:tab/>IO18<text:tab/>IO35</text:p>
      <text:p text:style-name="Preformatted_20_Text">IO25<text:tab/>IO22<text:tab/><text:tab/>IO26<text:tab/>SVN</text:p>
      <text:p text:style-name="Preformatted_20_Text">IO27<text:tab/>RXD<text:tab/><text:tab/>SVP<text:tab/>NC</text:p>
      <text:p text:style-name="Preformatted_20_Text">GND<text:tab/>TXD<text:tab/><text:tab/>RST<text:tab/>GND</text:p>
      <text:p text:style-name="Preformatted_20_Text"/>
      <text:p text:style-name="Preformatted_20_Text">CLK<text:tab/>SDD<text:tab/>CONN<text:tab/>SD3 <text:s text:c="2"/>CMD</text:p>
      <text:p text:style-name="Preformatted_20_Text">SD1<text:tab/>TDO<text:tab/><text:tab/>TCK<text:tab/>SD2</text:p>
      <text:p text:style-name="Preformatted_20_Text">IO2<text:tab/>VCC<text:tab/><text:tab/>3.3V<text:tab/>NC</text:p>
      <text:p text:style-name="Preformatted_20_Text">IO0<text:tab/>GND<text:tab/><text:tab/>IO5<text:tab/>TMS</text:p>
      <text:p text:style-name="Preformatted_20_Text">IO4<text:tab/>IO16<text:tab/><text:tab/>IO23<text:tab/>IO34</text:p>
      <text:p text:style-name="Preformatted_20_Text">TDI<text:tab/>IO17<text:tab/><text:tab/>IO19<text:tab/>IO33</text:p>
      <text:p text:style-name="Preformatted_20_Text">IO32<text:tab/>IO21<text:tab/><text:tab/>IO18<text:tab/>IO35</text:p>
      <text:p text:style-name="Preformatted_20_Text">IO25<text:tab/>IO22<text:tab/><text:tab/>IO26<text:tab/>SVN</text:p>
      <text:p text:style-name="Preformatted_20_Text">IO27<text:tab/>RXD<text:tab/><text:tab/>SVP<text:tab/>NC</text:p>
      <text:p text:style-name="Preformatted_20_Text">GND<text:tab/>TXD<text:tab/><text:tab/>RST<text:tab/>GND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0T16:52:03.512165226</dc:date>
    <meta:editing-duration>PT1M4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0" meta:word-count="164" meta:character-count="716" meta:non-whitespace-character-count="548"/>
  </office:meta>
</office:document-meta>
</file>